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41cm" svg:stroke-color="#124143" draw:stroke-linejoin="miter" svg:stroke-linecap="butt" draw:fill="solid" draw:fill-color="#124143" draw:opacity="3%" draw:opacity-name="" draw:textarea-vertical-align="middle" draw:auto-grow-height="false" draw:fit-to-size="false" style:shrink-to-fit="false" fo:min-height="1.278cm" fo:min-width="8.045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123cm" svg:stroke-color="#124143" draw:marker-end="msArrowEnd_20_5" draw:marker-end-width="0.369cm" draw:marker-end-center="false" draw:stroke-linejoin="miter" svg:stroke-linecap="butt" draw:fill="none" draw:textarea-vertical-align="top" draw:auto-grow-height="false" fo:min-height="0.732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141cm" svg:stroke-color="#c00000" draw:stroke-linejoin="miter" svg:stroke-linecap="butt" draw:fill="none" draw:textarea-vertical-align="middle" draw:auto-grow-height="false" draw:fit-to-size="false" style:shrink-to-fit="false" fo:min-height="1.537cm" fo:min-width="9.01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141cm" svg:stroke-color="#124143" draw:stroke-linejoin="miter" svg:stroke-linecap="butt" draw:fill="none" draw:textarea-vertical-align="middle" draw:auto-grow-height="false" draw:fit-to-size="false" style:shrink-to-fit="false" fo:min-height="1.354cm" fo:min-width="7.37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141cm" svg:stroke-color="#124143" draw:stroke-linejoin="miter" svg:stroke-linecap="butt" draw:fill="none" draw:textarea-vertical-align="middle" draw:auto-grow-height="false" draw:fit-to-size="false" style:shrink-to-fit="false" fo:min-height="1.352cm" fo:min-width="7.38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withoutfill">
      <style:graphic-properties svg:stroke-width="0.106cm" svg:stroke-color="#124143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Lato" fo:hyphenate="false"/>
    </style:style>
    <style:style style:name="P2" style:family="paragraph">
      <loext:graphic-properties draw:fill="solid" draw:fill-color="#124143" draw:opacity="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ato"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Lato" fo:font-size="18pt" fo:hyphenate="false"/>
    </style:style>
    <style:style style:name="P7" style:family="paragraph">
      <style:paragraph-properties fo:margin-left="0cm" fo:margin-right="0cm" fo:margin-top="0cm" fo:margin-bottom="0cm" fo:line-height="115%" fo:text-align="start" fo:text-indent="0cm" style:punctuation-wrap="hanging" style:writing-mode="lr-tb"/>
      <style:text-properties style:font-name="Lato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punctuation-wrap="hanging" style:writing-mode="lr-tb" style:font-independent-line-spacing="true"/>
      <style:text-properties style:font-name="Lato" fo:font-size="18pt" fo:hyphenate="false"/>
    </style:style>
    <style:style style:name="P9" style:family="paragraph">
      <loext:graphic-properties draw:fill="none"/>
      <style:paragraph-properties fo:text-align="center"/>
      <style:text-properties style:font-name="Lato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n" fo:country="US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8pt" fo:letter-spacing="normal" fo:language="es" fo:country="ES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language="es" fo:country="ES" fo:font-style="normal" style:text-underline-style="none" fo:font-weight="normal" style:font-name-asian="Verdana1" style:font-size-asian="20pt" style:font-style-asian="normal" style:font-weight-asian="normal" style:font-name-complex="Verdana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ángulo redondeado 7" draw:style-name="gr1" draw:text-style-name="P2" xml:id="id1" draw:id="id1" draw:layer="layout" svg:width="8.709cm" svg:height="1.692cm" svg:x="4.884cm" svg:y="0.176cm">
          <text:p text:style-name="P1"><text:span text:style-name="T1">Agricultural</text:span><text:span text:style-name="T2"> sec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ector recto de flecha 24" draw:style-name="gr2" draw:text-style-name="P3" draw:layer="layout" svg:width="0.001cm" svg:height="0.982cm" svg:x="9.46cm" svg:y="-1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6" draw:style-name="gr2" draw:text-style-name="P3" draw:layer="layout" svg:width="0.001cm" svg:height="0.982cm" svg:x="20.252cm" svg:y="-1.4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redondeado 27" draw:style-name="gr3" draw:text-style-name="P5" draw:layer="layout" svg:width="9.707cm" svg:height="1.979cm" svg:x="10.915cm" svg:y="21.576cm">
          <text:p text:style-name="P4"><text:span text:style-name="T3">Target spatial resolution: Census Divis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>
          <draw:g>
            <draw:custom-shape draw:name="Rectángulo redondeado 8" draw:style-name="gr4" draw:text-style-name="P6" xml:id="id2" draw:id="id2" draw:layer="layout" svg:width="8.043cm" svg:height="1.776cm" svg:x="0.203cm" svg:y="3.086cm">
              <text:p text:style-name="P1"><text:span text:style-name="T2">Livestock subsecto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adroTexto 11" draw:style-name="gr5" draw:text-style-name="P8" draw:layer="layout" svg:width="9.352cm" svg:height="6.381cm" svg:x="0.203cm" svg:y="5.414cm">
              <text:list text:style-name="L2">
                <text:list-item>
                  <text:p text:style-name="P7"><text:span text:style-name="T1">Animal feeding</text:span></text:p>
                </text:list-item>
                <text:list-item>
                  <text:p text:style-name="P7"><text:span text:style-name="T1">Manure generation</text:span></text:p>
                </text:list-item>
                <text:list-item>
                  <text:p text:style-name="P7"><text:span text:style-name="T1">Milk</text:span></text:p>
                </text:list-item>
                <text:list-item>
                  <text:p text:style-name="P7"><text:span text:style-name="T1">Meat</text:span></text:p>
                </text:list-item>
                <text:list-item>
                  <text:p text:style-name="P7"><text:span text:style-name="T1">Eggs</text:span></text:p>
                </text:list-item>
                <text:list-item>
                  <text:p text:style-name="P7"><text:span text:style-name="T1">Slaughterhouse waste</text:span></text:p>
                </text:list-item>
                <text:list-item>
                  <text:p text:style-name="P7"><text:span text:style-name="T1">Animals imports &amp; exports</text:span></text:p>
                </text:list-item>
              </text:list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>
            <draw:custom-shape draw:name="Rectángulo redondeado 10" draw:style-name="gr6" draw:text-style-name="P6" xml:id="id3" draw:id="id3" draw:layer="layout" svg:width="8.052cm" svg:height="1.774cm" svg:x="10.22cm" svg:y="3.087cm">
              <text:p text:style-name="P1"><text:span text:style-name="T1">Crop and vegetable production subsector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CuadroTexto 12" draw:style-name="gr7" draw:text-style-name="P8" draw:layer="layout" svg:width="9.453cm" svg:height="3.755cm" svg:x="10.22cm" svg:y="5.414cm">
              <text:list text:style-name="L2">
                <text:list-item>
                  <text:p text:style-name="P7"><text:span text:style-name="T1">Fertilizer application</text:span></text:p>
                </text:list-item>
                <text:list-item>
                  <text:p text:style-name="P7"><text:span text:style-name="T1">Crops P uptake</text:span></text:p>
                </text:list-item>
                <text:list-item>
                  <text:p text:style-name="P7"><text:span text:style-name="T1">P transported by erosion and runoff</text:span></text:p>
                </text:list-item>
              </text:list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onnector draw:style-name="gr8" draw:text-style-name="P9" draw:layer="layout" draw:type="curve" svg:x1="9.238cm" svg:y1="1.868cm" svg:x2="4.224cm" svg:y2="3.086cm" draw:start-shape="id1" draw:start-glue-point="2" draw:end-shape="id2" draw:end-glue-point="0" svg:d="M9238 1868c0 915-5014 306-5014 1218" svg:viewBox="0 0 5015 1219">
          <text:p/>
        </draw:connector>
        <draw:connector draw:style-name="gr8" draw:text-style-name="P9" draw:layer="layout" draw:type="curve" svg:x1="9.238cm" svg:y1="1.868cm" svg:x2="14.246cm" svg:y2="3.087cm" draw:start-shape="id1" draw:end-shape="id3" draw:end-glue-point="0" svg:d="M9238 1868c0 915 5008 306 5008 1219" svg:viewBox="0 0 5009 1220">
          <text:p/>
        </draw:connector>
        <draw:custom-shape draw:name="CuadroTexto 12_0" draw:style-name="gr9" draw:text-style-name="P8" draw:layer="layout" svg:width="9.453cm" svg:height="5.505cm" svg:x="20.696cm" svg:y="20.314cm">
          <text:list text:style-name="L2">
            <text:list-item>
              <text:p text:style-name="P7"><text:span text:style-name="T1">Fertilizer application</text:span></text:p>
            </text:list-item>
            <text:list-item>
              <text:p text:style-name="P7"><text:span text:style-name="T1">Crops P uptake</text:span></text:p>
            </text:list-item>
            <text:list-item>
              <text:p text:style-name="P7"><text:span text:style-name="T1">P from fertilizer application not taken up by plants and transported by erosion and runoff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406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1T16:54:04.164858142</meta:creation-date>
    <dc:date>2022-01-31T17:15:24.011352914</dc:date>
    <meta:editing-duration>PT7M9S</meta:editing-duration>
    <meta:editing-cycles>1</meta:editing-cycles>
    <meta:document-statistic meta:object-count="14"/>
    <meta:generator>LibreOffice/7.0.4.2$Linux_X86_64 LibreOffice_project/dcf040e67528d9187c66b2379df5ea4407429775</meta:generator>
  </office:meta>
</office:document-meta>
</file>